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ppResourceLoader.getResourceStream( String nam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WebappResourceLoader.init( ExtendedProperties configura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WebappResourceLoader.getCachedFile( String rootPath ,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appResourceLoader.getLastModified( Resource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ebappResourceLoader.isSourceModified( Resource resour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